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10.728cm"/>
    </style:style>
    <style:style style:name="co10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style:font-name="Arial"/>
    </style:style>
    <style:style style:name="ce144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148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149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54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157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 fo:border="none"/>
      <style:text-properties fo:color="#00a933"/>
    </style:style>
    <style:style style:name="ce16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16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165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66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213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 fo:border="none"/>
    </style:style>
    <style:style style:name="ce220" style:family="table-cell" style:parent-style-name="Default">
      <style:table-cell-properties fo:background-color="transparent" fo:border="none"/>
      <style:text-properties fo:color="#00a933" style:font-name="Arial"/>
    </style:style>
    <style:style style:name="ce210" style:family="table-cell" style:parent-style-name="Default">
      <style:table-cell-properties fo:background-color="transparent" fo:border="none"/>
      <style:text-properties style:font-name="Arial"/>
    </style:style>
    <style:style style:name="ce31" style:family="table-cell" style:parent-style-name="Default">
      <style:table-cell-properties fo:background-color="transparent" fo:border="none"/>
      <style:text-properties fo:color="#2a6099" style:font-name="Arial"/>
    </style:style>
    <style:style style:name="ce32" style:family="table-cell" style:parent-style-name="Default">
      <style:table-cell-properties fo:background-color="transparent" fo:border="none"/>
      <style:text-properties fo:color="#ff0000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transparent" fo:border="none"/>
      <style:text-properties fo:color="#ff0000" style:font-name="Arial"/>
    </style:style>
    <style:style style:name="ce34" style:family="table-cell" style:parent-style-name="Default">
      <style:table-cell-properties fo:background-color="transparent" fo:border="none"/>
      <style:text-properties fo:color="#ff0000" style:text-line-through-style="solid" style:text-line-through-type="single" style:font-name="Arial"/>
    </style:style>
    <style:style style:name="ce211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ackground-color="transparent"/>
      <style:text-properties style:font-name="Arial"/>
    </style:style>
    <style:style style:name="ce167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40" style:family="table-cell" style:parent-style-name="Default">
      <style:table-cell-properties fo:background-color="transparent" fo:border="none"/>
      <style:text-properties fo:color="#3465a4" style:font-name="Arial"/>
    </style:style>
    <style:style style:name="ce41" style:family="table-cell" style:parent-style-name="Default">
      <style:table-cell-properties fo:background-color="transparent" fo:border="none"/>
      <style:text-properties fo:color="#ff8000" style:font-name="Arial"/>
    </style:style>
    <style:style style:name="ce42" style:family="table-cell" style:parent-style-name="Default">
      <style:table-cell-properties fo:background-color="transparent" fo:border="none"/>
      <style:text-properties style:use-window-font-color="true" style:font-name="Arial"/>
    </style:style>
    <style:style style:name="ce43" style:family="table-cell" style:parent-style-name="Default">
      <style:table-cell-properties fo:background-color="transparent" fo:border="none"/>
      <style:text-properties fo:color="#ff0000"/>
    </style:style>
    <style:style style:name="ce45" style:family="table-cell" style:parent-style-name="Default">
      <style:table-cell-properties fo:background-color="transparent" style:vertical-align="middle"/>
      <style:text-properties style:font-name="Arial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16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16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 fo:font-weight="bold" style:font-weight-asian="bold" style:font-weight-complex="bold"/>
    </style:style>
    <style:style style:name="ce17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text-line-through-style="solid" style:text-line-through-type="single" style:font-name="Arial"/>
    </style:style>
    <style:style style:name="ce17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17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1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1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1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1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1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1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183" style:family="table-cell" style:parent-style-name="Default">
      <style:table-cell-properties fo:background-color="#ffe8ea"/>
    </style:style>
    <style:style style:name="ce1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1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1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1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89" style:family="table-cell" style:parent-style-name="Default">
      <style:table-cell-properties fo:background-color="#ffe8ea"/>
      <style:text-properties style:font-name="Arial"/>
    </style:style>
    <style:style style:name="ce1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1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1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1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1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2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2" table:default-cell-style-name="ce14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43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152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153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44"/>
          <table:table-cell table:style-name="ce145" office:value-type="string" calcext:value-type="string">
            <text:p>TYPE (int)</text:p>
          </table:table-cell>
          <table:table-cell/>
          <table:table-cell table:style-name="ce154" office:value-type="string" calcext:value-type="string">
            <text:p>JSValu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JSFunction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6" office:value-type="string" calcext:value-type="string">
            <text:p>enum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Wrap</text:p>
          </table:table-cell>
          <table:table-cell/>
          <table:table-cell table:style-name="ce147" office:value-type="string" calcext:value-type="string">
            <text:p>FuncOf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UNDEFINED</text:p>
          </table:table-cell>
          <table:table-cell table:style-name="ce151"/>
          <table:table-cell table:style-name="ce147" office:value-type="string" calcext:value-type="string">
            <text:p>New</text:p>
          </table:table-cell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NULL</text:p>
          </table:table-cell>
          <table:table-cell table:style-name="ce151"/>
          <table:table-cell table:style-name="ce147"/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BOOLEAN</text:p>
          </table:table-cell>
          <table:table-cell table:style-name="ce151"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NUMBER</text:p>
          </table:table-cell>
          <table:table-cell/>
          <table:table-cell table:style-name="ce147" office:value-type="string" calcext:value-type="string">
            <text:p>Value ← JSValue</text:p>
          </table:table-cell>
          <table:table-cell/>
          <table:table-cell table:style-name="ce147" office:value-type="string" calcext:value-type="string">
            <text:p>Release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TRING</text:p>
          </table:table-cell>
          <table:table-cell/>
          <table:table-cell table:style-name="ce147"/>
          <table:table-cell/>
          <table:table-cell table:style-name="ce149"/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YMBOL</text:p>
          </table:table-cell>
          <table:table-cell/>
          <table:table-cell table:style-name="ce147" office:value-type="string" calcext:value-type="string">
            <text:p>Type ← TYP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OBJECT</text:p>
          </table:table-cell>
          <table:table-cell/>
          <table:table-cell table:style-name="ce147" office:value-type="string" calcext:value-type="string">
            <text:p>IsDefined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FUNCTION</text:p>
          </table:table-cell>
          <table:table-cell/>
          <table:table-cell table:style-name="ce147" office:value-type="string" calcext:value-type="string">
            <text:p>IsObject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Equal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Delet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ll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56" office:value-type="string" calcext:value-type="string">
            <text:p>TryGet ← ????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e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dex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Length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stanceOf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hen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Objec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t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148"/>
          <table:table-cell/>
          <table:table-cell table:style-name="ce148"/>
          <table:table-cell table:number-columns-repeated="16370"/>
        </table:table-row>
        <table:table-row table:style-name="ro1">
          <table:table-cell/>
          <table:table-cell table:style-name="ce149"/>
          <table:table-cell/>
          <table:table-cell table:style-name="ce149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browser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/>
          <table:table-cell table:style-name="ce17"/>
          <table:table-cell table:number-columns-repeated="16370"/>
        </table:table-row>
        <table:table-row table:style-name="ro3">
          <table:table-cell table:style-name="ce144"/>
          <table:table-cell table:style-name="ce154" office:value-type="string" calcext:value-type="string">
            <text:p>Window</text:p>
          </table:table-cell>
          <table:table-cell/>
          <table:table-cell table:style-name="ce154" office:value-type="string" calcext:value-type="string">
            <text:p>History</text:p>
          </table:table-cell>
          <table:table-cell table:style-name="ce175"/>
          <table:table-cell table:style-name="ce154" office:value-type="string" calcext:value-type="string">
            <text:p>Storage</text:p>
          </table:table-cell>
          <table:table-cell table:style-name="ce211"/>
          <table:table-cell table:style-name="ce213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75"/>
          <table:table-cell table:style-name="ce146" office:value-type="string" calcext:value-type="string">
            <text:p>Factory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47" office:value-type="string" calcext:value-type="string">
            <text:p>CastWindow</text:p>
          </table:table-cell>
          <table:table-cell/>
          <table:table-cell table:style-name="ce164" office:value-type="string" calcext:value-type="string">
            <text:p>CastHistory</text:p>
          </table:table-cell>
          <table:table-cell table:style-name="ce175"/>
          <table:table-cell table:style-name="ce164" office:value-type="string" calcext:value-type="string">
            <text:p>CastStorage</text:p>
          </table:table-cell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61" office:value-type="string" calcext:value-type="string">
            <text:p>GetWindow</text:p>
          </table:table-cell>
          <table:table-cell/>
          <table:table-cell table:style-name="ce166"/>
          <table:table-cell table:style-name="ce175"/>
          <table:table-cell table:style-name="ce166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47"/>
          <table:table-cell/>
          <table:table-cell table:style-name="ce146" office:value-type="string" calcext:value-type="string">
            <text:p>Properties &amp; Methods</text:p>
          </table:table-cell>
          <table:table-cell table:style-name="ce175"/>
          <table:table-cell table:style-name="ce146" office:value-type="string" calcext:value-type="string">
            <text:p>Properties &amp; Methods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64" office:value-type="string" calcext:value-type="string">
            <text:p>Count ← int</text:p>
          </table:table-cell>
          <table:table-cell table:style-name="ce175"/>
          <table:table-cell table:style-name="ce164" office:value-type="string" calcext:value-type="string">
            <text:p>Count ← int</text:p>
          </table:table-cell>
          <table:table-cell table:style-name="ce211"/>
          <table:table-cell table:style-name="ce213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URL ← *url.URL</text:p>
          </table:table-cell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 table:style-name="ce175"/>
          <table:table-cell table:style-name="ce164" office:value-type="string" calcext:value-type="string">
            <text:p>At ← string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Navigate</text:p>
          </table:table-cell>
          <table:table-cell/>
          <table:table-cell table:style-name="ce164" office:value-type="string" calcext:value-type="string">
            <text:p>State</text:p>
          </table:table-cell>
          <table:table-cell table:style-name="ce175"/>
          <table:table-cell table:style-name="ce164" office:value-type="string" calcext:value-type="string">
            <text:p>GetBool ← bool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Display</text:p>
          </table:table-cell>
          <table:table-cell/>
          <table:table-cell table:style-name="ce28" office:value-type="string" calcext:value-type="string">
            <text:p>Go</text:p>
          </table:table-cell>
          <table:table-cell table:style-name="ce175"/>
          <table:table-cell table:style-name="ce164" office:value-type="string" calcext:value-type="string">
            <text:p>GetInt ← int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Reload</text:p>
          </table:table-cell>
          <table:table-cell/>
          <table:table-cell table:style-name="ce38" office:value-type="string" calcext:value-type="string">
            <text:p>Back</text:p>
          </table:table-cell>
          <table:table-cell table:style-name="ce175"/>
          <table:table-cell table:style-name="ce164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Open / Close ← *Window</text:p>
          </table:table-cell>
          <table:table-cell/>
          <table:table-cell table:style-name="ce38" office:value-type="string" calcext:value-type="string">
            <text:p>Forward</text:p>
          </table:table-cell>
          <table:table-cell table:style-name="ce175"/>
          <table:table-cell table:style-name="ce28" office:value-type="string" calcext:value-type="string">
            <text:p>Get / Set* ← string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losed ← Bool</text:p>
          </table:table-cell>
          <table:table-cell/>
          <table:table-cell table:style-name="ce166" office:value-type="string" calcext:value-type="string">
            <text:p>PushState</text:p>
          </table:table-cell>
          <table:table-cell table:style-name="ce175"/>
          <table:table-cell table:style-name="ce28" office:value-type="string" calcext:value-type="string">
            <text:p>Remove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History ← *History</text:p>
          </table:table-cell>
          <table:table-cell/>
          <table:table-cell table:style-name="ce164" office:value-type="string" calcext:value-type="string">
            <text:p>ReplaceState</text:p>
          </table:table-cell>
          <table:table-cell table:style-name="ce175"/>
          <table:table-cell table:style-name="ce28" office:value-type="string" calcext:value-type="string">
            <text:p>Clear</text:p>
          </table:table-cell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/>
          <table:table-cell table:style-name="ce153"/>
          <table:table-cell table:style-name="ce175"/>
          <table:table-cell table:style-name="ce167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UserAgent ← string</text:p>
          </table:table-cell>
          <table:table-cell/>
          <table:table-cell table:style-name="ce213"/>
          <table:table-cell table:style-name="ce211"/>
          <table:table-cell table:style-name="ce4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Langage ← string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OnLine ← bool</text:p>
          </table:table-cell>
          <table:table-cell/>
          <table:table-cell table:style-name="ce214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CookieEnabled ← bool</text:p>
          </table:table-cell>
          <table:table-cell/>
          <table:table-cell table:style-name="ce214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/>
          <table:table-cell table:style-name="ce213"/>
          <table:table-cell table:style-name="ce211"/>
          <table:table-cell table:style-name="ce33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InnerSize ← int, int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OuterSize ← int, int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8" office:value-type="string" calcext:value-type="string">
            <text:p>ScrollPos ← float64, float64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DevicePixelRatio ← float64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/>
          <table:table-cell table:style-name="ce214"/>
          <table:table-cell table:style-name="ce211"/>
          <table:table-cell table:style-name="ce220"/>
          <table:table-cell table:style-name="ce211"/>
          <table:table-cell table:style-name="ce210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SessionStorage ← *Storage</text:p>
          </table:table-cell>
          <table:table-cell/>
          <table:table-cell table:style-name="ce214"/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LocalStorage ← *Storage</text:p>
          </table:table-cell>
          <table:table-cell/>
          <table:table-cell table:style-name="ce214"/>
          <table:table-cell table:style-name="ce211"/>
          <table:table-cell table:style-name="ce41"/>
          <table:table-cell table:style-name="ce211" table:number-columns-repeated="2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/>
          <table:table-cell table:style-name="ce17"/>
          <table:table-cell table:style-name="ce211"/>
          <table:table-cell table:style-name="ce41"/>
          <table:table-cell table:style-name="ce211" table:number-columns-repeated="2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Alert</text:p>
          </table:table-cell>
          <table:table-cell/>
          <table:table-cell table:style-name="ce214"/>
          <table:table-cell table:style-name="ce211"/>
          <table:table-cell table:style-name="ce41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2" office:value-type="string" calcext:value-type="string">
            <text:p>Print</text:p>
          </table:table-cell>
          <table:table-cell/>
          <table:table-cell table:style-name="ce214"/>
          <table:table-cell table:style-name="ce211"/>
          <table:table-cell table:style-name="ce22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3" office:value-type="string" calcext:value-type="string">
            <text:p>Stop</text:p>
          </table:table-cell>
          <table:table-cell/>
          <table:table-cell table:style-name="ce17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3" office:value-type="string" calcext:value-type="string">
            <text:p>Focus</text:p>
          </table:table-cell>
          <table:table-cell/>
          <table:table-cell table:style-name="ce17"/>
          <table:table-cell table:style-name="ce211"/>
          <table:table-cell table:style-name="ce42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3" office:value-type="string" calcext:value-type="string">
            <text:p>Blur</text:p>
          </table:table-cell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4"/>
          <table:table-cell/>
          <table:table-cell table:style-name="ce220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210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210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214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BeforeUnloadEvent</text:p>
          </table:table-cell>
          <table:table-cell/>
          <table:table-cell table:style-name="ce214"/>
          <table:table-cell table:style-name="ce211"/>
          <table:table-cell table:style-name="ce210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PageTransitionEvent</text:p>
          </table:table-cell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HashChangeEvent</text:p>
          </table:table-cell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5"/>
          <table:table-cell/>
          <table:table-cell table:style-name="ce210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/>
          <table:table-cell table:style-name="ce210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214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1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11"/>
          <table:table-cell table:style-name="ce43"/>
          <table:table-cell table:style-name="ce211" table:number-columns-repeated="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4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1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/>
          <table:table-cell table:style-name="ce214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3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2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4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17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33"/>
          <table:table-cell table:style-name="ce209"/>
          <table:table-cell table:style-name="ce213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3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7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0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4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/>
          <table:table-cell table:style-name="ce210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/>
          <table:table-cell table:style-name="ce211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38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1048443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node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 table:number-columns-repeated="16374"/>
        </table:table-row>
        <table:table-row table:style-name="ro2">
          <table:table-cell table:style-name="ce144"/>
          <table:table-cell table:style-name="ce154" office:value-type="string" calcext:value-type="string">
            <text:p>EventTarget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Node</text:p>
          </table:table-cell>
          <table:table-cell table:number-columns-repeated="3" table:style-name="ce157" office:value-type="string" calcext:value-type="string">
            <text:p>&gt;</text:p>
          </table:table-cell>
          <table:table-cell table:style-name="ce154" office:value-type="string" calcext:value-type="string">
            <text:p>Element (HTML)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Default" table:number-columns-repeated="2"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6" office:value-type="string" calcext:value-type="string">
            <text:p>Factory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CastEventTarget</text:p>
          </table:table-cell>
          <table:table-cell table:style-name="ce151"/>
          <table:table-cell table:style-name="ce147" office:value-type="string" calcext:value-type="string">
            <text:p>CastNode ← *Node</text:p>
          </table:table-cell>
          <table:table-cell table:style-name="ce151"/>
          <table:table-cell table:style-name="Default" table:number-columns-repeated="2"/>
          <table:table-cell table:style-name="ce147" office:value-type="string" calcext:value-type="string">
            <text:p>CastElement</text:p>
          </table:table-cell>
          <table:table-cell table:style-name="Default"/>
          <table:table-cell table:style-name="ce147" office:value-type="string" calcext:value-type="string">
            <text:p>Cast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8" office:value-type="string" calcext:value-type="string">
            <text:p>IsDefined ← bool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Type</text:p>
          </table:table-cell>
          <table:table-cell table:style-name="Default"/>
          <table:table-cell table:style-name="ce148" office:value-type="string" calcext:value-type="string">
            <text:p>Remove</text:p>
          </table:table-cell>
          <table:table-cell table:style-name="Default"/>
          <table:table-cell table:style-name="ce148" office:value-type="string" calcext:value-type="string">
            <text:p>Create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IsSameNode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8" office:value-type="string" calcext:value-type="string">
            <text:p>GetElementById</text:p>
          </table:table-cell>
          <table:table-cell table:style-name="Default"/>
          <table:table-cell table:style-name="ce148"/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Properties &amp; methods</text:p>
          </table:table-cell>
          <table:table-cell table:style-name="ce151"/>
          <table:table-cell table:style-name="ce147" office:value-type="string" calcext:value-type="string">
            <text:p>MakeNodes ← []*Node</text:p>
          </table:table-cell>
          <table:table-cell/>
          <table:table-cell table:style-name="ce164" office:value-type="string" calcext:value-type="string">
            <text:p>CastDocumentType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58" office:value-type="string" calcext:value-type="string">
            <text:p>JSValue</text:p>
          </table:table-cell>
          <table:table-cell/>
          <table:table-cell table:style-name="ce147"/>
          <table:table-cell/>
          <table:table-cell table:style-name="ce166"/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AddListener</text:p>
          </table:table-cell>
          <table:table-cell/>
          <table:table-cell table:style-name="ce147" office:value-type="string" calcext:value-type="string">
            <text:p>NodeType ← NODE_TYPE</text:p>
          </table:table-cell>
          <table:table-cell table:style-name="Default"/>
          <table:table-cell table:style-name="ce164" office:value-type="string" calcext:value-type="string">
            <text:p>Name ← string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147" office:value-type="string" calcext:value-type="string">
            <text:p>NodeName ← string</text:p>
          </table:table-cell>
          <table:table-cell table:style-name="Default"/>
          <table:table-cell table:style-name="ce164" office:value-type="string" calcext:value-type="string">
            <text:p>PublicId ← string</text:p>
          </table:table-cell>
          <table:table-cell table:style-name="Default" table:number-columns-repeated="3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BaseURI ← string</text:p>
          </table:table-cell>
          <table:table-cell table:style-name="Default"/>
          <table:table-cell table:style-name="ce164" office:value-type="string" calcext:value-type="string">
            <text:p>SystemId ← string</text:p>
          </table:table-cell>
          <table:table-cell table:style-name="Default"/>
          <table:table-cell table:style-name="ce147" office:value-type="string" calcext:value-type="string">
            <text:p>TagName ← string</text:p>
          </table:table-cell>
          <table:table-cell table:style-name="Default"/>
          <table:table-cell table:style-name="ce147" office:value-type="string" calcext:value-type="string">
            <text:p>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IsInDOM() ← bool</text:p>
          </table:table-cell>
          <table:table-cell table:style-name="Default"/>
          <table:table-cell table:style-name="ce167"/>
          <table:table-cell table:style-name="Default"/>
          <table:table-cell table:style-name="ce171" office:value-type="string" calcext:value-type="string">
            <text:p>Id / Set* ← string</text:p>
          </table:table-cell>
          <table:table-cell table:style-name="Default"/>
          <table:table-cell table:style-name="ce147" office:value-type="string" calcext:value-type="string">
            <text:p>Show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/>
          <table:table-cell/>
          <table:table-cell table:style-name="Default" table:number-columns-repeated="2"/>
          <table:table-cell table:style-name="ce171" office:value-type="string" calcext:value-type="string">
            <text:p>Classes ← *Classes</text:p>
          </table:table-cell>
          <table:table-cell table:style-name="Default"/>
          <table:table-cell table:style-name="ce147" office:value-type="string" calcext:value-type="string">
            <text:p>Hid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9"/>
          <table:table-cell/>
          <table:table-cell table:style-name="ce147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171" office:value-type="string" calcext:value-type="string">
            <text:p>Attributes ← *Attributes</text:p>
          </table:table-cell>
          <table:table-cell table:style-name="Default"/>
          <table:table-cell table:style-name="ce147" office:value-type="string" calcext:value-type="string">
            <text:p>Update</text:p>
          </table:table-cell>
          <table:table-cell table:style-name="ce144"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47" office:value-type="string" calcext:value-type="string">
            <text:p>ParentNode ← *Nod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</text:p>
          </table:table-cell>
          <table:table-cell table:style-name="Default"/>
          <table:table-cell table:style-name="ce172"/>
          <table:table-cell table:style-name="Default"/>
          <table:table-cell table:style-name="ce147" office:value-type="string" calcext:value-type="string">
            <text:p>Un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ParentElement ← *Element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71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/>
          <table:table-cell/>
          <table:table-cell table:style-name="ce148" office:value-type="string" calcext:value-type="string">
            <text:p>CastDocument</text:p>
          </table:table-cell>
          <table:table-cell table:style-name="Default"/>
          <table:table-cell table:style-name="ce162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HasChildren ← bool</text:p>
          </table:table-cell>
          <table:table-cell/>
          <table:table-cell table:style-name="ce161" office:value-type="string" calcext:value-type="string">
            <text:p>GetDocument</text:p>
          </table:table-cell>
          <table:table-cell table:style-name="Default"/>
          <table:table-cell table:style-name="ce160" office:value-type="string" calcext:value-type="string">
            <text:p>InnerHTML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hildren ← []*Node</text:p>
          </table:table-cell>
          <table:table-cell/>
          <table:table-cell table:style-name="ce148"/>
          <table:table-cell table:style-name="Default"/>
          <table:table-cell table:style-name="ce160" office:value-type="string" calcext:value-type="string">
            <text:p>OuterHTML / Set* ← string</text:p>
          </table:table-cell>
          <table:table-cell table:style-name="Default"/>
          <table:table-cell table:style-name="ce147" office:value-type="string" calcext:value-type="string">
            <text:p>Container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hildFirst ← *Node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60" office:value-type="string" calcext:value-type="string">
            <text:p>InnerText / Set* ← string</text:p>
          </table:table-cell>
          <table:table-cell table:style-name="Default"/>
          <table:table-cell table:style-name="ce147" office:value-type="string" calcext:value-type="string">
            <text:p>Body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hildLast ← *Node</text:p>
          </table:table-cell>
          <table:table-cell/>
          <table:table-cell table:style-name="ce148" office:value-type="string" calcext:value-type="string">
            <text:p>Referrer ← url.URL</text:p>
          </table:table-cell>
          <table:table-cell table:style-name="Default"/>
          <table:table-cell table:style-name="ce162"/>
          <table:table-cell table:style-name="Default"/>
          <table:table-cell table:style-name="ce147" office:value-type="string" calcext:value-type="string">
            <text:p>Listener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59" office:value-type="string" calcext:value-type="string">
            <text:p>FilteredChildren ← *[]*Node</text:p>
          </table:table-cell>
          <table:table-cell/>
          <table:table-cell table:style-name="ce148" office:value-type="string" calcext:value-type="string">
            <text:p>DocType ← *DocumentType</text:p>
          </table:table-cell>
          <table:table-cell table:style-name="Default"/>
          <table:table-cell table:style-name="ce162" office:value-type="string" calcext:value-type="string">
            <text:p>AccessKey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SiblingPrevious ← *Node</text:p>
          </table:table-cell>
          <table:table-cell/>
          <table:table-cell table:style-name="ce148" office:value-type="string" calcext:value-type="string">
            <text:p>ContentType ← string</text:p>
          </table:table-cell>
          <table:table-cell table:style-name="Default"/>
          <table:table-cell table:style-name="ce162" office:value-type="string" calcext:value-type="string">
            <text:p>Focus</text:p>
          </table:table-cell>
          <table:table-cell table:style-name="Default"/>
          <table:table-cell table:style-name="ce147" office:value-type="string" calcext:value-type="string">
            <text:p>getMoundClass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SiblingNext ← *Node</text:p>
          </table:table-cell>
          <table:table-cell/>
          <table:table-cell table:style-name="ce148" office:value-type="string" calcext:value-type="string">
            <text:p>CharacterSet ← string</text:p>
          </table:table-cell>
          <table:table-cell table:style-name="Default"/>
          <table:table-cell table:style-name="ce162" office:value-type="string" calcext:value-type="string">
            <text:p>Blur</text:p>
          </table:table-cell>
          <table:table-cell table:style-name="Default"/>
          <table:table-cell table:style-name="ce147" office:value-type="string" calcext:value-type="string">
            <text:p>getMoundAttribut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/>
          <table:table-cell/>
          <table:table-cell table:style-name="ce148" office:value-type="string" calcext:value-type="string">
            <text:p>CompatMode ← string</text:p>
          </table:table-cell>
          <table:table-cell table:style-name="Default"/>
          <table:table-cell table:style-name="ce162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NodeValue / Set* ← string</text:p>
          </table:table-cell>
          <table:table-cell/>
          <table:table-cell table:style-name="ce148" office:value-type="string" calcext:value-type="string">
            <text:p>LastModified ← string / TODO</text:p>
          </table:table-cell>
          <table:table-cell table:style-name="Default"/>
          <table:table-cell table:style-name="ce173" office:value-type="string" calcext:value-type="string">
            <text:p>RenderValue</text:p>
          </table:table-cell>
          <table:table-cell table:style-name="Default"/>
          <table:table-cell table:style-name="ce149"/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TextContent / Set* ← string</text:p>
          </table:table-cell>
          <table:table-cell/>
          <table:table-cell table:style-name="ce148" office:value-type="string" calcext:value-type="string">
            <text:p>ReadyState ← DOC_READYSTATE</text:p>
          </table:table-cell>
          <table:table-cell table:style-name="Default"/>
          <table:table-cell table:style-name="ce173" office:value-type="string" calcext:value-type="string">
            <text:p>RenderChildrenValue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/>
          <table:table-cell/>
          <table:table-cell table:style-name="ce163" office:value-type="string" calcext:value-type="string">
            <text:p>Cookie / Set* ← string</text:p>
          </table:table-cell>
          <table:table-cell table:style-name="Default"/>
          <table:table-cell table:style-name="ce173" office:value-type="string" calcext:value-type="string">
            <text:p>RenderTemplate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ComparePosition ← NODE_POSITION</text:p>
          </table:table-cell>
          <table:table-cell/>
          <table:table-cell table:style-name="ce148"/>
          <table:table-cell table:style-name="Default"/>
          <table:table-cell table:style-name="ce173" office:value-type="string" calcext:value-type="string">
            <text:p>RenderCompon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InsertBefore ← *Node</text:p>
          </table:table-cell>
          <table:table-cell/>
          <table:table-cell table:style-name="ce148" office:value-type="string" calcext:value-type="string">
            <text:p>Head ← HeadElement</text:p>
          </table:table-cell>
          <table:table-cell table:style-name="Default"/>
          <table:table-cell table:style-name="ce162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Child ← *Node</text:p>
          </table:table-cell>
          <table:table-cell/>
          <table:table-cell table:style-name="ce163" office:value-type="string" calcext:value-type="string">
            <text:p>Title / Set* ← string</text:p>
          </table:table-cell>
          <table:table-cell table:style-name="Default"/>
          <table:table-cell table:style-name="ce147" office:value-type="string" calcext:value-type="string">
            <text:p>ChildrenCount ← i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ReplaceChild ← *Node</text:p>
          </table:table-cell>
          <table:table-cell/>
          <table:table-cell table:style-name="ce163" office:value-type="string" calcext:value-type="string">
            <text:p>Body / Set* ← *Element</text:p>
          </table:table-cell>
          <table:table-cell table:style-name="Default"/>
          <table:table-cell table:style-name="ce174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RemoveChild ← *Node</text:p>
          </table:table-cell>
          <table:table-cell/>
          <table:table-cell table:style-name="ce148"/>
          <table:table-cell table:style-name="Default"/>
          <table:table-cell table:style-name="ce148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9"/>
          <table:table-cell/>
          <table:table-cell table:style-name="ce162" office:value-type="string" calcext:value-type="string">
            <text:p>DesignMode / Set* ← string / TODO</text:p>
          </table:table-cell>
          <table:table-cell table:style-name="Default"/>
          <table:table-cell table:style-name="ce148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Hidden ← Bool</text:p>
          </table:table-cell>
          <table:table-cell table:style-name="Default"/>
          <table:table-cell table:style-name="ce147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VisibilityState ← DOC_VISIBILITYSTATE</text:p>
          </table:table-cell>
          <table:table-cell table:style-name="Default"/>
          <table:table-cell table:style-name="ce147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HasFocus ← Bool</text:p>
          </table:table-cell>
          <table:table-cell table:style-name="Default"/>
          <table:table-cell table:style-name="ce147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/>
          <table:table-cell table:style-name="Default"/>
          <table:table-cell table:style-name="ce147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148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FullscreenElement ← *Element</text:p>
          </table:table-cell>
          <table:table-cell table:style-name="Default"/>
          <table:table-cell table:style-name="ce148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48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ChildrenCount ← int</text:p>
          </table:table-cell>
          <table:table-cell table:style-name="Default"/>
          <table:table-cell table:style-name="ce148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156" office:value-type="string" calcext:value-type="string">
            <text:p>InsertAdjacentElemen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8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156" office:value-type="string" calcext:value-type="string">
            <text:p>InsertAdjacentTex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156" office:value-type="string" calcext:value-type="string">
            <text:p>InsertAdjacentHTM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160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/>
          <table:table-cell/>
          <table:table-cell table:style-name="ce160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8" office:value-type="string" calcext:value-type="string">
            <text:p>ChildById ← *Element</text:p>
          </table:table-cell>
          <table:table-cell/>
          <table:table-cell table:style-name="ce160" office:value-type="string" calcext:value-type="string">
            <text:p>Ap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160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160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/>
          <table:table-cell/>
          <table:table-cell table:style-name="ce160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9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0"/>
          <table:table-cell/>
          <table:table-cell table:style-name="ce148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70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147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0" office:value-type="string" calcext:value-type="string">
            <text:p>PrependNodes</text:p>
          </table:table-cell>
          <table:table-cell/>
          <table:table-cell table:style-name="ce147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0" office:value-type="string" calcext:value-type="string">
            <text:p>PrependStrings</text:p>
          </table:table-cell>
          <table:table-cell/>
          <table:table-cell table:style-name="ce163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0" office:value-type="string" calcext:value-type="string">
            <text:p>AppendNodes</text:p>
          </table:table-cell>
          <table:table-cell/>
          <table:table-cell table:style-name="ce148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0" office:value-type="string" calcext:value-type="string">
            <text:p>AppendStrings</text:p>
          </table:table-cell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ce149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event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Default"/>
        <table:table-column table:style-name="co2" table:default-cell-style-name="Default"/>
        <table:table-column table:style-name="co1" table:default-cell-style-name="ce175"/>
        <table:table-column table:style-name="co2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number-columns-repeated="16367" table:default-cell-style-name="ce143"/>
        <table:table-row table:style-name="ro4" table:number-rows-repeated="3">
          <table:table-cell table:number-columns-repeated="16379"/>
        </table:table-row>
        <table:table-row table:style-name="ro4">
          <table:table-cell/>
          <table:table-cell table:style-name="ce154" office:value-type="string" calcext:value-type="string">
            <text:p>Event</text:p>
          </table:table-cell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UIEvent</text:p>
          </table:table-cell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MouseEvent</text:p>
          </table:table-cell>
          <table:table-cell table:style-name="ce182"/>
          <table:table-cell table:style-name="ce185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WheelEvent</text:p>
          </table:table-cell>
          <table:table-cell table:style-name="ce188"/>
          <table:table-cell table:style-name="ce192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MOUSE_ONCLICK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ONWHEEL</text:p>
          </table:table-cell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Event</text:p>
          </table:table-cell>
          <table:table-cell/>
          <table:table-cell table:style-name="ce147" office:value-type="string" calcext:value-type="string">
            <text:p>CastUIEvent</text:p>
          </table:table-cell>
          <table:table-cell/>
          <table:table-cell table:style-name="ce179" office:value-type="string" calcext:value-type="string">
            <text:p>CastMouseEvent</text:p>
          </table:table-cell>
          <table:table-cell table:style-name="ce183"/>
          <table:table-cell table:style-name="ce186" office:value-type="string" calcext:value-type="string">
            <text:p>MOUSE_ONAUXCLICK</text:p>
          </table:table-cell>
          <table:table-cell/>
          <table:table-cell table:style-name="ce179" office:value-type="string" calcext:value-type="string">
            <text:p>CastWheelEve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MOUSE_ONDBLCLICK</text:p>
          </table:table-cell>
          <table:table-cell/>
          <table:table-cell table:style-name="ce180"/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 office:value-type="string" calcext:value-type="string">
            <text:p>MOUSE_ONMOUSEDOWN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ype ← string</text:p>
          </table:table-cell>
          <table:table-cell/>
          <table:table-cell table:style-name="ce147" office:value-type="string" calcext:value-type="string">
            <text:p>View ← *window</text:p>
          </table:table-cell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 office:value-type="string" calcext:value-type="string">
            <text:p>MOUSE_ONMOUSEENTER</text:p>
          </table:table-cell>
          <table:table-cell/>
          <table:table-cell table:style-name="ce179" office:value-type="string" calcext:value-type="string">
            <text:p>DeltaX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arget ← *EventTarget</text:p>
          </table:table-cell>
          <table:table-cell/>
          <table:table-cell table:style-name="ce147" office:value-type="string" calcext:value-type="string">
            <text:p>Detail ← int</text:p>
          </table:table-cell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 office:value-type="string" calcext:value-type="string">
            <text:p>MOUSE_ONMOUSELEAVE</text:p>
          </table:table-cell>
          <table:table-cell/>
          <table:table-cell table:style-name="ce179" office:value-type="string" calcext:value-type="string">
            <text:p>DeltaY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urrent Target ← *EventTarget</text:p>
          </table:table-cell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 office:value-type="string" calcext:value-type="string">
            <text:p>MOUSE_ONMOUSEMOVE</text:p>
          </table:table-cell>
          <table:table-cell/>
          <table:table-cell table:style-name="ce179" office:value-type="string" calcext:value-type="string">
            <text:p>DeltaZ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 office:value-type="string" calcext:value-type="string">
            <text:p>MOUSE_ONMOUSEOUT</text:p>
          </table:table-cell>
          <table:table-cell/>
          <table:table-cell table:style-name="ce179" office:value-type="string" calcext:value-type="string">
            <text:p>DeltaMode ← DOM_DELTA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 ← int</text:p>
          </table:table-cell>
          <table:table-cell table:style-name="ce183"/>
          <table:table-cell table:style-name="ce186" office:value-type="string" calcext:value-type="string">
            <text:p>MOUSE_ONMOUSEUP</text:p>
          </table:table-cell>
          <table:table-cell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s ←-int</text:p>
          </table:table-cell>
          <table:table-cell table:style-name="ce183"/>
          <table:table-cell table:style-name="ce186" office:value-type="string" calcext:value-type="string">
            <text:p>MOUSE_ONMOUSEOVER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TargetEvent</text:p>
          </table:table-cell>
          <table:table-cell table:style-name="ce183"/>
          <table:table-cell table:style-name="ce186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PointerEvent</text:p>
          </table:table-cell>
          <table:table-cell table:style-name="ce191"/>
          <table:table-cell table:style-name="ce195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X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CastPointerEvent</text:p>
          </table:table-cell>
          <table:table-cell table:style-name="ce189"/>
          <table:table-cell table:style-name="ce1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geX ← float64</text:p>
          </table:table-cell>
          <table:table-cell table:style-name="ce183"/>
          <table:table-cell table:style-name="ce186"/>
          <table:table-cell/>
          <table:table-cell table:style-name="ce180"/>
          <table:table-cell table:style-name="ce189"/>
          <table:table-cell table:style-name="ce1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heY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Id ← int</text:p>
          </table:table-cell>
          <table:table-cell table:style-name="ce189"/>
          <table:table-cell table:style-name="ce1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Width ← float64</text:p>
          </table:table-cell>
          <table:table-cell table:style-name="ce189"/>
          <table:table-cell table:style-name="ce1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Height ← float64</text:p>
          </table:table-cell>
          <table:table-cell table:style-name="ce189"/>
          <table:table-cell table:style-name="ce1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ressure ← float64</text:p>
          </table:table-cell>
          <table:table-cell table:style-name="ce189"/>
          <table:table-cell table:style-name="ce1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angentialPressure ← float64</text:p>
          </table:table-cell>
          <table:table-cell table:style-name="ce189"/>
          <table:table-cell table:style-name="ce1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X ← int</text:p>
          </table:table-cell>
          <table:table-cell table:style-name="ce189"/>
          <table:table-cell table:style-name="ce193" office:value-type="string" calcext:value-type="string">
            <text:p>POINTER_ONPOINTERUP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X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Y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Y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wist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Type ← string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/>
          <table:table-cell table:style-name="ce179" office:value-type="string" calcext:value-type="string">
            <text:p>IsPrimary ← bool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5"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Focus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FocusEve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EventTarge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Keyboard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KEYBOARD_ONKEYDOWN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KeyboardEvent</text:p>
          </table:table-cell>
          <table:table-cell table:style-name="ce183"/>
          <table:table-cell table:style-name="ce186" office:value-type="string" calcext:value-type="string">
            <text:p>KEYBOARD_ONKEYPRESS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KEYBOARD_ONKEYUP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od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Location ← DOM_KEY_LOCATION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peat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har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Input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65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INPUT_ON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CastInputEvent</text:p>
          </table:table-cell>
          <table:table-cell table:style-name="ce183"/>
          <table:table-cell table:style-name="ce186" office:value-type="string" calcext:value-type="string">
            <text:p>INPUT_ONCHANGE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0"/>
          <table:table-cell table:style-name="ce183"/>
          <table:table-cell table:style-name="ce186" office:value-type="string" calcext:value-type="string">
            <text:p>INPUT_ONBEFORE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Data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nputTyp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 table:number-rows-repeated="2">
          <table:table-cell/>
          <table:table-cell table:style-name="ce148"/>
          <table:table-cell table:number-columns-repeated="3"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2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Persisted ← bool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HashChange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CastHashChangeEvent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8"/>
          <table:table-cell table:number-columns-repeated="16375"/>
        </table:table-row>
        <table:table-row table:style-name="ro4">
          <table:table-cell table:number-columns-repeated="3"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Old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New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65"/>
          <table:table-cell table:number-columns-repeated="1637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4" table:number-rows-repeated="1048477">
          <table:table-cell table:number-columns-repeated="16379"/>
        </table:table-row>
        <table:table-row table:style-name="ro4">
          <table:table-cell table:number-columns-repeated="16379"/>
        </table:table-row>
      </table:table>
      <table:table table:name="others" table:style-name="ta1"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9" table:default-cell-style-name="ce143"/>
        <table:table-column table:style-name="co1" table:default-cell-style-name="ce175"/>
        <table:table-column table:style-name="co10" table:default-cell-style-name="ce209"/>
        <table:table-column table:style-name="co1" table:default-cell-style-name="ce211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4" table:default-cell-style-name="ce143"/>
        <table:table-row table:style-name="ro4">
          <table:table-cell table:number-columns-repeated="16380"/>
        </table:table-row>
        <table:table-row table:style-name="ro4">
          <table:table-cell table:number-columns-repeated="8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ce12" office:value-type="string" calcext:value-type="string">
            <text:p>px-0 py-0 primary</text:p>
          </table:table-cell>
          <table:table-cell table:style-name="ce144"/>
          <table:table-cell table:style-name="ce12" office:value-type="string" calcext:value-type="string">
            <text:p>attr1= ‘v1’ attr2=’v2’ attr3</text:p>
          </table:table-cell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/>
          <table:table-cell table:style-name="ce13" office:value-type="string" calcext:value-type="string">
            <text:p>Snippet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44"/>
          <table:table-cell table:style-name="ce13" office:value-type="string" calcext:value-type="string">
            <text:p>Attributes</text:p>
          </table:table-cell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2" table:number-columns-repeated="3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44"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29" office:value-type="string" calcext:value-type="string">
            <text:p>ParseAttribute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33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TagName</text:p>
          </table:table-cell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Body</text:p>
          </table:table-cell>
          <table:table-cell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Id ← string</text:p>
          </table:table-cell>
          <table:table-cell/>
          <table:table-cell table:style-name="ce128" office:value-type="string" calcext:value-type="string">
            <text:p>At ← string</text:p>
          </table:table-cell>
          <table:table-cell/>
          <table:table-cell table:style-name="ce164" office:value-type="string" calcext:value-type="string">
            <text:p>String ← string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29"/>
          <table:table-cell/>
          <table:table-cell table:style-name="ce164" office:value-type="string" calcext:value-type="string">
            <text:p>Attribute ← string,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 table:number-columns-repeated="3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Id ← *</text:p>
          </table:table-cell>
          <table:table-cell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 table:number-columns-repeated="16368"/>
        </table:table-row>
        <table:table-row table:style-name="ro4">
          <table:table-cell/>
          <table:table-cell table:style-name="ce131" office:value-type="string" calcext:value-type="string">
            <text:p>SetClasses ← *</text:p>
          </table:table-cell>
          <table:table-cell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setClasses ← *</text:p>
          </table:table-cell>
          <table:table-cell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Class ← *</text:p>
          </table:table-cell>
          <table:table-cell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Styl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IsTru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rue ← *</text:p>
          </table:table-cell>
          <table:table-cell/>
          <table:table-cell table:style-name="ce131" office:value-type="string" calcext:value-type="string">
            <text:p>Toggle ← bool</text:p>
          </table:table-cell>
          <table:table-cell/>
          <table:table-cell table:style-name="ce164" office:value-type="string" calcext:value-type="string">
            <text:p>Hidden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False ← *</text:p>
          </table:table-cell>
          <table:table-cell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164" office:value-type="string" calcext:value-type="string">
            <text:p>Draggabl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abIndex ← *</text:p>
          </table:table-cell>
          <table:table-cell/>
          <table:table-cell table:style-name="ce132"/>
          <table:table-cell/>
          <table:table-cell table:style-name="ce164" office:value-type="string" calcext:value-type="string">
            <text:p>Spellcheck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Attribute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Attribute ← *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Render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3"/>
          <table:table-cell table:style-name="ce210" table:number-columns-repeated="3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1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53"/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64" office:value-type="string" calcext:value-type="string">
            <text:p>Dataset ← *Attributes</text:p>
          </table:table-cell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211"/>
          <table:table-cell table:number-columns-repeated="16370"/>
        </table:table-row>
        <table:table-row table:style-name="ro4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4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4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1048449">
          <table:table-cell table:number-columns-repeated="16380"/>
        </table:table-row>
        <table:table-row table:style-name="ro4">
          <table:table-cell table:number-columns-repeated="16380"/>
        </table:table-row>
      </table:table>
      <table:table table:name="htmlelement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209"/>
        <table:table-column table:style-name="co1" table:default-cell-style-name="ce215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7" table:default-cell-style-name="ce143"/>
        <table:table-row table:style-name="ro4">
          <table:table-cell table:number-columns-repeated="16377"/>
        </table:table-row>
        <table:table-row table:style-name="ro4">
          <table:table-cell/>
          <table:table-cell table:style-name="ce154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6"/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2"/>
          <table:table-cell/>
          <table:table-cell table:style-name="ce212"/>
          <table:table-cell/>
          <table:table-cell table:style-name="Default"/>
          <table:table-cell/>
          <table:table-cell table:style-name="ce212" table:number-columns-repeated="3"/>
          <table:table-cell table:number-columns-repeated="16367"/>
        </table:table-row>
        <table:table-row table:style-name="ro4">
          <table:table-cell/>
          <table:table-cell table:style-name="ce154" office:value-type="string" calcext:value-type="string">
            <text:p>HeadElement</text:p>
          </table:table-cell>
          <table:table-cell/>
          <table:table-cell table:style-name="ce154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HeadElement</text:p>
          </table:table-cell>
          <table:table-cell/>
          <table:table-cell table:style-name="ce147" office:value-type="string" calcext:value-type="string">
            <text:p>CastButton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GetButtonById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8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218" office:value-type="string" calcext:value-type="string">
            <text:p>IsAutofocus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6"/>
          <table:table-cell/>
          <table:table-cell table:style-name="ce218" office:value-type="string" calcext:value-type="string">
            <text:p>IsDisabled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2"/>
          <table:table-cell/>
          <table:table-cell table:style-name="ce148"/>
          <table:table-cell/>
          <table:table-cell table:style-name="ce214"/>
          <table:table-cell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9" office:value-type="string" calcext:value-type="string">
            <text:p>WillValidate ← bool</text:p>
          </table:table-cell>
          <table:table-cell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0"/>
          <table:table-cell/>
          <table:table-cell table:style-name="ce219" office:value-type="string" calcext:value-type="string">
            <text:p>ValidationMessage ← string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Type / Set &lt;← BUTTON_TYPE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8" office:value-type="string" calcext:value-type="string">
            <text:p>Name / Set &lt;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Value /Set ← string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148" office:value-type="string" calcext:value-type="string">
            <text:p>Labels ← []*Element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1"/>
          <table:table-cell/>
          <table:table-cell table:style-name="ce149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6">
          <table:table-cell/>
          <table:table-cell table:style-name="ce211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09"/>
          <table:table-cell table:number-columns-repeated="5"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6"/>
          <table:table-cell table:number-columns-repeated="16375"/>
        </table:table-row>
        <table:table-row table:style-name="ro4">
          <table:table-cell/>
          <table:table-cell table:style-name="ce212"/>
          <table:table-cell table:number-columns-repeated="2"/>
          <table:table-cell table:style-name="ce211"/>
          <table:table-cell table:number-columns-repeated="16372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2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3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7"/>
          <table:table-cell table:number-columns-repeated="16375"/>
        </table:table-row>
        <table:table-row table:style-name="ro4" table:number-rows-repeated="4">
          <table:table-cell/>
          <table:table-cell table:style-name="ce217"/>
          <table:table-cell table:number-columns-repeated="3"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4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10">
          <table:table-cell table:number-columns-repeated="5"/>
          <table:table-cell table:style-name="ce214"/>
          <table:table-cell table:number-columns-repeated="16371"/>
        </table:table-row>
        <table:table-row table:style-name="ro4">
          <table:table-cell table:number-columns-repeated="16377"/>
        </table:table-row>
        <table:table-row table:style-name="ro4" table:number-rows-repeated="9">
          <table:table-cell table:number-columns-repeated="5"/>
          <table:table-cell table:style-name="ce214"/>
          <table:table-cell table:number-columns-repeated="16371"/>
        </table:table-row>
        <table:table-row table:style-name="ro4" table:number-rows-repeated="2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0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4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20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2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3">
          <table:table-cell table:number-columns-repeated="3"/>
          <table:table-cell table:style-name="ce210"/>
          <table:table-cell table:number-columns-repeated="16373"/>
        </table:table-row>
        <table:table-row table:style-name="ro4" table:number-rows-repeated="4">
          <table:table-cell table:number-columns-repeated="2"/>
          <table:table-cell table:style-name="Default"/>
          <table:table-cell table:style-name="ce211"/>
          <table:table-cell table:number-columns-repeated="16373"/>
        </table:table-row>
        <table:table-row table:style-name="ro4" table:number-rows-repeated="1048477">
          <table:table-cell table:number-columns-repeated="16377"/>
        </table:table-row>
        <table:table-row table:style-name="ro4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27T14:30:53.501000000</dc:date>
    <meta:editing-duration>P2DT23H57M3S</meta:editing-duration>
    <meta:editing-cycles>79</meta:editing-cycles>
    <meta:generator>LibreOffice/7.4.3.2$Windows_X86_64 LibreOffice_project/1048a8393ae2eeec98dff31b5c133c5f1d08b890</meta:generator>
    <meta:document-statistic meta:table-count="6" meta:cell-count="480" meta:object-count="0"/>
  </office:meta>
</office:document-meta>
</file>